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officeooo:paragraph-rsid="000c072b"/>
    </style:style>
    <style:style style:name="P2" style:family="paragraph" style:parent-style-name="Standard">
      <style:paragraph-properties fo:text-align="start" style:justify-single-word="false" fo:orphans="2" fo:widows="2"/>
      <style:text-properties officeooo:rsid="000c563a" officeooo:paragraph-rsid="000c563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0c072b" style:font-size-asian="12pt" style:font-size-complex="12pt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0ccc43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erência Internacional sobre Promoção da Saúde na Região das Américas - Declaração de Santa Fé de Bogotá (1992)</text:p>
      <text:p text:style-name="P3"/>
      <text:p text:style-name="P1"><text:span text:style-name="T2">Esta conferência aconteceu em Santafé de Bogotá, na Colômbia, no período de 9 a 12 de novembro de 1992. Teve a participação de 550 representantes de 21 países. E o seu tema principal foi o significado da promoção da saúde na América Latina, e nesta conferência foram apresentados compromissos e estratégias relacionadas com o sucesso da saúde da população da região, e por fim, elaborou um documento, a Declaração de Santafé de Bogotá.</text:span></text:p>
      <text:p text:style-name="P1"><text:span text:style-name="T2"/></text:p>
      <text:p text:style-name="P2"><text:span text:style-name="T2">A </text:span><text:span text:style-name="T1">América Latina é marcada pelo seu subdesenvolvimento, assim, as situações de saúde pública como um direito é muito marcada pelo seu fraco desenvolvimento em um cenário geral. Assim, esta conferência colocou em evidência que a criação de condições que garantam o bem-estar e a saúde geral tem de ser um propósito fundamental do desenvolvimento desses países, buscando um equilíbrio entre a saúde e o desenvolvimento.</text:span></text:p>
      <text:p text:style-name="P2"><text:span text:style-name="T1"/></text:p>
      <text:p text:style-name="P2"><text:span text:style-name="T1">E o principal desafio discutido é o de que as crises econômicas e a pouca condição de vida da população agravam o estado de saúde para a maioria, juntamente com o fraco poder econômico para reverter a situação. Então, transformar uma relação de interesse socioeconômico para o bem-estar de todos tem de ser uma premissa para que estes possam se desenvolver, e desenvolver sua população de maneira saudável.</text:span></text:p>
      <text:p text:style-name="P2"><text:span text:style-name="T1"/></text:p>
      <text:p text:style-name="P2"><text:span text:style-name="T1">Assim, devemos optar por novas alternativas na ação da saúde pública, para que possamos combater principalmente o sofrimento causado pela pobreza, pelo atraso, e consequentemente as enfermidades. Pois com um fraco desenvolvimento, aumenta-se o número de favelas, regiões com pouca ou nenhuma condição sanitária. </text:span><text:span text:style-name="T3">Além disso, a violência nos países da América Latina ainda é alta, e compromete ainda mais os valores da sociedade, o que deve ser pensado para mudar os valores e estilo de vida levados pela população, assim diminuindo o grau de violência.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14:30:09.442283033</meta:creation-date>
    <dc:date>2021-08-22T15:08:04.253574605</dc:date>
    <meta:editing-duration>PT4M24S</meta:editing-duration>
    <meta:editing-cycles>1</meta:editing-cycles>
    <meta:document-statistic meta:table-count="0" meta:image-count="0" meta:object-count="0" meta:page-count="1" meta:paragraph-count="5" meta:word-count="311" meta:character-count="1923" meta:non-whitespace-character-count="1617"/>
    <meta:generator>LibreOffice/6.4.7.2$Linux_X86_64 LibreOffice_project/40$Build-2</meta:generator>
  </office:meta>
</office:document-meta>
</file>